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v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vProperty.toXml( Document docu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DavProperty.AbstractDavProperty( DavPropertyName name , boolean isInvisibleInAll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vPropert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vProperty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DavProperty.isInvisibleInAllpr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